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ableColumn7" style:family="table-column">
      <style:table-column-properties style:column-width="1.7006in"/>
    </style:style>
    <style:style style:name="TableColumn8" style:family="table-column">
      <style:table-column-properties style:column-width="0.5104in"/>
    </style:style>
    <style:style style:name="TableColumn9" style:family="table-column">
      <style:table-column-properties style:column-width="1.7229in"/>
    </style:style>
    <style:style style:name="TableColumn10" style:family="table-column">
      <style:table-column-properties style:column-width="1.4777in"/>
    </style:style>
    <style:style style:name="Table6" style:family="table">
      <style:table-properties style:width="5.4118in" fo:margin-left="0in" table:align="left"/>
    </style:style>
    <style:style style:name="TableRow11" style:family="table-row">
      <style:table-row-properties/>
    </style:style>
    <style:style style:name="TableCell12" style:family="table-cell">
      <style:table-cell-properties fo:border="none" style:writing-mode="lr-tb" style:vertical-align="middle" fo:padding-top="0.0104in" fo:padding-left="0.0104in" fo:padding-bottom="0.0104in" fo:padding-right="0.0104in"/>
    </style:style>
    <style:style style:name="P13" style:parent-style-name="Normal" style:family="paragraph">
      <style:text-properties fo:font-weight="bold" style:font-weight-asian="bold" style:font-weight-complex="bold"/>
    </style:style>
    <style:style style:name="TableCell14" style:family="table-cell">
      <style:table-cell-properties fo:border="none" style:writing-mode="lr-tb" style:vertical-align="middle" fo:padding-top="0.0104in" fo:padding-left="0.0104in" fo:padding-bottom="0.0104in" fo:padding-right="0.0104in"/>
    </style:style>
    <style:style style:name="P15" style:parent-style-name="Normal" style:family="paragraph">
      <style:text-properties fo:font-weight="bold" style:font-weight-asian="bold" style:font-weight-complex="bold"/>
    </style:style>
    <style:style style:name="TableCell16" style:family="table-cell">
      <style:table-cell-properties fo:border="none" style:writing-mode="lr-tb" style:vertical-align="middle" fo:padding-top="0.0104in" fo:padding-left="0.0104in" fo:padding-bottom="0.0104in" fo:padding-right="0.0104in"/>
    </style:style>
    <style:style style:name="P17" style:parent-style-name="Normal" style:family="paragraph">
      <style:text-properties fo:font-weight="bold" style:font-weight-asian="bold" style:font-weight-complex="bold"/>
    </style:style>
    <style:style style:name="TableCell18" style:family="table-cell">
      <style:table-cell-properties fo:border="none" style:writing-mode="lr-tb" style:vertical-align="middle" fo:padding-top="0.0104in" fo:padding-left="0.0104in" fo:padding-bottom="0.0104in" fo:padding-right="0.0104in"/>
    </style:style>
    <style:style style:name="P19" style:parent-style-name="Normal" style:family="paragraph">
      <style:text-properties fo:font-weight="bold" style:font-weight-asian="bold" style:font-weight-complex="bold"/>
    </style:style>
    <style:style style:name="TableRow20" style:family="table-row">
      <style:table-row-properties/>
    </style:style>
    <style:style style:name="TableCell21" style:family="table-cell">
      <style:table-cell-properties fo:border="none" style:writing-mode="lr-tb" style:vertical-align="middle" fo:padding-top="0.0104in" fo:padding-left="0.0104in" fo:padding-bottom="0.0104in" fo:padding-right="0.0104in"/>
    </style:style>
    <style:style style:name="TableCell22" style:family="table-cell">
      <style:table-cell-properties fo:border="none" style:writing-mode="lr-tb" style:vertical-align="middle" fo:padding-top="0.0104in" fo:padding-left="0.0104in" fo:padding-bottom="0.0104in" fo:padding-right="0.0104in"/>
    </style:style>
    <style:style style:name="TableCell23" style:family="table-cell">
      <style:table-cell-properties fo:border="none" style:writing-mode="lr-tb" style:vertical-align="middle" fo:padding-top="0.0104in" fo:padding-left="0.0104in" fo:padding-bottom="0.0104in" fo:padding-right="0.0104in"/>
    </style:style>
    <style:style style:name="TableCell24" style:family="table-cell">
      <style:table-cell-properties fo:border="none" style:writing-mode="lr-tb" style:vertical-align="middle" fo:padding-top="0.0104in" fo:padding-left="0.0104in" fo:padding-bottom="0.0104in" fo:padding-right="0.0104in"/>
    </style:style>
    <style:style style:name="TableRow25" style:family="table-row">
      <style:table-row-properties/>
    </style:style>
    <style:style style:name="TableCell26" style:family="table-cell">
      <style:table-cell-properties fo:border="none" style:writing-mode="lr-tb" style:vertical-align="middle" fo:padding-top="0.0104in" fo:padding-left="0.0104in" fo:padding-bottom="0.0104in" fo:padding-right="0.0104in"/>
    </style:style>
    <style:style style:name="TableCell27" style:family="table-cell">
      <style:table-cell-properties fo:border="none" style:writing-mode="lr-tb" style:vertical-align="middle" fo:padding-top="0.0104in" fo:padding-left="0.0104in" fo:padding-bottom="0.0104in" fo:padding-right="0.0104in"/>
    </style:style>
    <style:style style:name="TableCell28" style:family="table-cell">
      <style:table-cell-properties fo:border="none" style:writing-mode="lr-tb" style:vertical-align="middle" fo:padding-top="0.0104in" fo:padding-left="0.0104in" fo:padding-bottom="0.0104in" fo:padding-right="0.0104in"/>
    </style:style>
    <style:style style:name="TableCell29" style:family="table-cell">
      <style:table-cell-properties fo:border="none" style:writing-mode="lr-tb" style:vertical-align="middle" fo:padding-top="0.0104in" fo:padding-left="0.0104in" fo:padding-bottom="0.0104in" fo:padding-right="0.0104in"/>
    </style:style>
    <style:style style:name="TableRow30" style:family="table-row">
      <style:table-row-properties/>
    </style:style>
    <style:style style:name="TableCell31" style:family="table-cell">
      <style:table-cell-properties fo:border="none" style:writing-mode="lr-tb" style:vertical-align="middle" fo:padding-top="0.0104in" fo:padding-left="0.0104in" fo:padding-bottom="0.0104in" fo:padding-right="0.0104in"/>
    </style:style>
    <style:style style:name="TableCell32" style:family="table-cell">
      <style:table-cell-properties fo:border="none" style:writing-mode="lr-tb" style:vertical-align="middle" fo:padding-top="0.0104in" fo:padding-left="0.0104in" fo:padding-bottom="0.0104in" fo:padding-right="0.0104in"/>
    </style:style>
    <style:style style:name="TableCell33" style:family="table-cell">
      <style:table-cell-properties fo:border="none" style:writing-mode="lr-tb" style:vertical-align="middle" fo:padding-top="0.0104in" fo:padding-left="0.0104in" fo:padding-bottom="0.0104in" fo:padding-right="0.0104in"/>
    </style:style>
    <style:style style:name="TableCell34" style:family="table-cell">
      <style:table-cell-properties fo:border="none" style:writing-mode="lr-tb" style:vertical-align="middle" fo:padding-top="0.0104in" fo:padding-left="0.0104in" fo:padding-bottom="0.0104in" fo:padding-right="0.0104in"/>
    </style:style>
    <style:style style:name="TableRow35" style:family="table-row">
      <style:table-row-properties/>
    </style:style>
    <style:style style:name="TableCell36" style:family="table-cell">
      <style:table-cell-properties fo:border="none" style:writing-mode="lr-tb" style:vertical-align="middle" fo:padding-top="0.0104in" fo:padding-left="0.0104in" fo:padding-bottom="0.0104in" fo:padding-right="0.0104in"/>
    </style:style>
    <style:style style:name="TableCell37" style:family="table-cell">
      <style:table-cell-properties fo:border="none" style:writing-mode="lr-tb" style:vertical-align="middle" fo:padding-top="0.0104in" fo:padding-left="0.0104in" fo:padding-bottom="0.0104in" fo:padding-right="0.0104in"/>
    </style:style>
    <style:style style:name="TableCell38" style:family="table-cell">
      <style:table-cell-properties fo:border="none" style:writing-mode="lr-tb" style:vertical-align="middle" fo:padding-top="0.0104in" fo:padding-left="0.0104in" fo:padding-bottom="0.0104in" fo:padding-right="0.0104in"/>
    </style:style>
    <style:style style:name="TableCell39" style:family="table-cell">
      <style:table-cell-properties fo:border="none" style:writing-mode="lr-tb" style:vertical-align="middle" fo:padding-top="0.0104in" fo:padding-left="0.0104in" fo:padding-bottom="0.0104in" fo:padding-right="0.0104in"/>
    </style:style>
    <style:style style:name="TableRow40" style:family="table-row">
      <style:table-row-properties/>
    </style:style>
    <style:style style:name="TableCell41" style:family="table-cell">
      <style:table-cell-properties fo:border="none" style:writing-mode="lr-tb" style:vertical-align="middle" fo:padding-top="0.0104in" fo:padding-left="0.0104in" fo:padding-bottom="0.0104in" fo:padding-right="0.0104in"/>
    </style:style>
    <style:style style:name="TableCell42" style:family="table-cell">
      <style:table-cell-properties fo:border="none" style:writing-mode="lr-tb" style:vertical-align="middle" fo:padding-top="0.0104in" fo:padding-left="0.0104in" fo:padding-bottom="0.0104in" fo:padding-right="0.0104in"/>
    </style:style>
    <style:style style:name="TableCell43" style:family="table-cell">
      <style:table-cell-properties fo:border="none" style:writing-mode="lr-tb" style:vertical-align="middle" fo:padding-top="0.0104in" fo:padding-left="0.0104in" fo:padding-bottom="0.0104in" fo:padding-right="0.0104in"/>
    </style:style>
    <style:style style:name="TableCell44" style:family="table-cell">
      <style:table-cell-properties fo:border="none" style:writing-mode="lr-tb" style:vertical-align="middle" fo:padding-top="0.0104in" fo:padding-left="0.0104in" fo:padding-bottom="0.0104in" fo:padding-right="0.0104in"/>
    </style:style>
    <style:style style:name="TableRow45" style:family="table-row">
      <style:table-row-properties/>
    </style:style>
    <style:style style:name="TableCell46" style:family="table-cell">
      <style:table-cell-properties fo:border="none" style:writing-mode="lr-tb" style:vertical-align="middle" fo:padding-top="0.0104in" fo:padding-left="0.0104in" fo:padding-bottom="0.0104in" fo:padding-right="0.0104in"/>
    </style:style>
    <style:style style:name="TableCell47" style:family="table-cell">
      <style:table-cell-properties fo:border="none" style:writing-mode="lr-tb" style:vertical-align="middle" fo:padding-top="0.0104in" fo:padding-left="0.0104in" fo:padding-bottom="0.0104in" fo:padding-right="0.0104in"/>
    </style:style>
    <style:style style:name="TableCell48" style:family="table-cell">
      <style:table-cell-properties fo:border="none" style:writing-mode="lr-tb" style:vertical-align="middle" fo:padding-top="0.0104in" fo:padding-left="0.0104in" fo:padding-bottom="0.0104in" fo:padding-right="0.0104in"/>
    </style:style>
    <style:style style:name="TableCell49" style:family="table-cell">
      <style:table-cell-properties fo:border="none" style:writing-mode="lr-tb" style:vertical-align="middle" fo:padding-top="0.0104in" fo:padding-left="0.0104in" fo:padding-bottom="0.0104in" fo:padding-right="0.0104in"/>
    </style:style>
    <style:style style:name="TableRow50" style:family="table-row">
      <style:table-row-properties/>
    </style:style>
    <style:style style:name="TableCell51" style:family="table-cell">
      <style:table-cell-properties fo:border="none" style:writing-mode="lr-tb" style:vertical-align="middle" fo:padding-top="0.0104in" fo:padding-left="0.0104in" fo:padding-bottom="0.0104in" fo:padding-right="0.0104in"/>
    </style:style>
    <style:style style:name="TableCell52" style:family="table-cell">
      <style:table-cell-properties fo:border="none" style:writing-mode="lr-tb" style:vertical-align="middle" fo:padding-top="0.0104in" fo:padding-left="0.0104in" fo:padding-bottom="0.0104in" fo:padding-right="0.0104in"/>
    </style:style>
    <style:style style:name="TableCell53" style:family="table-cell">
      <style:table-cell-properties fo:border="none" style:writing-mode="lr-tb" style:vertical-align="middle" fo:padding-top="0.0104in" fo:padding-left="0.0104in" fo:padding-bottom="0.0104in" fo:padding-right="0.0104in"/>
    </style:style>
    <style:style style:name="TableCell54" style:family="table-cell">
      <style:table-cell-properties fo:border="none" style:writing-mode="lr-tb" style:vertical-align="middle" fo:padding-top="0.0104in" fo:padding-left="0.0104in" fo:padding-bottom="0.0104in" fo:padding-right="0.0104in"/>
    </style:style>
    <style:style style:name="P55" style:parent-style-name="Normal"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Normal" style:list-style-name="LFO1" style:family="paragraph"/>
    <style:style style:name="P58" style:parent-style-name="Normal" style:list-style-name="LFO1" style:family="paragraph"/>
    <style:style style:name="P59" style:parent-style-name="Normal" style:list-style-name="LFO1" style:family="paragraph"/>
    <style:style style:name="T60" style:parent-style-name="DefaultParagraphFont" style:family="text">
      <style:text-properties style:font-name="Cambria Math" style:font-name-complex="Cambria Math"/>
    </style:style>
    <style:style style:name="T61" style:parent-style-name="DefaultParagraphFont" style:family="text">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list-style-name="LFO2" style:family="paragraph"/>
    <style:style style:name="T64" style:parent-style-name="DefaultParagraphFont" style:family="text">
      <style:text-properties fo:font-weight="bold" style:font-weight-asian="bold" style:font-weight-complex="bold"/>
    </style:style>
    <style:style style:name="P65" style:parent-style-name="Normal" style:list-style-name="LFO2" style:family="paragraph"/>
    <style:style style:name="T66" style:parent-style-name="DefaultParagraphFont" style:family="text">
      <style:text-properties fo:font-weight="bold" style:font-weight-asian="bold" style:font-weight-complex="bold"/>
    </style:style>
    <style:style style:name="P67" style:parent-style-name="Normal" style:list-style-name="LFO2" style:family="paragraph"/>
    <style:style style:name="T68" style:parent-style-name="DefaultParagraphFont" style:family="text">
      <style:text-properties fo:font-weight="bold" style:font-weight-asian="bold" style:font-weight-complex="bold"/>
    </style:style>
    <style:style style:name="P69" style:parent-style-name="Normal" style:list-style-name="LFO2" style:family="paragraph"/>
    <style:style style:name="P70" style:parent-style-name="Normal" style:family="paragraph">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Normal" style:list-style-name="LFO3" style:family="paragraph"/>
    <style:style style:name="T73" style:parent-style-name="DefaultParagraphFont" style:family="text">
      <style:text-properties fo:font-weight="bold" style:font-weight-asian="bold" style:font-weight-complex="bold"/>
    </style:style>
    <style:style style:name="P74" style:parent-style-name="Normal" style:list-style-name="LFO3" style:family="paragraph"/>
    <style:style style:name="T75" style:parent-style-name="DefaultParagraphFont" style:family="text">
      <style:text-properties fo:font-weight="bold" style:font-weight-asian="bold" style:font-weight-complex="bold"/>
    </style:style>
    <style:style style:name="P76" style:parent-style-name="Normal" style:list-style-name="LFO3" style:family="paragraph"/>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list-style-name="LFO4" style:family="paragraph"/>
    <style:style style:name="P83" style:parent-style-name="Normal" style:list-style-name="LFO4" style:family="paragraph"/>
    <style:style style:name="P84" style:parent-style-name="Normal" style:list-style-name="LFO4" style:family="paragraph"/>
    <style:style style:name="P85" style:parent-style-name="Normal" style:list-style-name="LFO4" style:family="paragraph"/>
    <style:style style:name="P86" style:parent-style-name="Normal" style:list-style-name="LFO4" style:family="paragraph"/>
    <style:style style:name="T87" style:parent-style-name="DefaultParagraphFon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list-style-name="LFO5" style:family="paragraph"/>
    <style:style style:name="P90" style:parent-style-name="Normal" style:list-style-name="LFO5" style:family="paragraph"/>
    <style:style style:name="P91" style:parent-style-name="Normal" style:list-style-name="LFO5" style:family="paragraph"/>
    <style:style style:name="P92" style:parent-style-name="Normal" style:list-style-name="LFO5" style:family="paragraph"/>
    <style:style style:name="T93" style:parent-style-name="DefaultParagraphFont" style:family="text">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P95" style:parent-style-name="Normal" style:list-style-name="LFO6" style:family="paragraph"/>
    <style:style style:name="P96" style:parent-style-name="Normal" style:list-style-name="LFO6" style:family="paragraph"/>
    <style:style style:name="P97" style:parent-style-name="Normal" style:list-style-name="LFO6" style:family="paragraph"/>
    <style:style style:name="P98" style:parent-style-name="Normal" style:list-style-name="LFO6" style:family="paragraph"/>
    <style:style style:name="T99" style:parent-style-name="DefaultParagraphFont" style:family="text">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list-style-name="LFO7" style:family="paragraph"/>
    <style:style style:name="P102" style:parent-style-name="Normal" style:list-style-name="LFO7" style:family="paragraph"/>
    <style:style style:name="P103" style:parent-style-name="Normal" style:list-style-name="LFO7" style:family="paragraph"/>
    <style:style style:name="P104" style:parent-style-name="Normal" style:list-style-name="LFO7" style:family="paragraph"/>
    <style:style style:name="T105" style:parent-style-name="DefaultParagraphFon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Normal" style:list-style-name="LFO8" style:family="paragraph"/>
    <style:style style:name="P110" style:parent-style-name="Normal" style:list-style-name="LFO8" style:family="paragraph"/>
    <style:style style:name="T111" style:parent-style-name="DefaultParagraphFont" style:family="text">
      <style:text-properties fo:font-weight="bold" style:font-weight-asian="bold" style:font-weight-complex="bold"/>
    </style:style>
    <style:style style:name="P112" style:parent-style-name="Normal" style:list-style-name="LFO9" style:family="paragraph"/>
    <style:style style:name="P113" style:parent-style-name="Normal" style:list-style-name="LFO9" style:family="paragraph"/>
    <style:style style:name="T114" style:parent-style-name="DefaultParagraphFont" style:family="text">
      <style:text-properties fo:font-weight="bold" style:font-weight-asian="bold" style:font-weight-complex="bold"/>
    </style:style>
    <style:style style:name="P115" style:parent-style-name="Normal" style:list-style-name="LFO10" style:family="paragraph"/>
    <style:style style:name="P116" style:parent-style-name="Normal" style:list-style-name="LFO10" style:family="paragraph"/>
    <style:style style:name="T117" style:parent-style-name="DefaultParagraphFont" style:family="text">
      <style:text-properties fo:font-weight="bold" style:font-weight-asian="bold" style:font-weight-complex="bold"/>
    </style:style>
    <style:style style:name="P118" style:parent-style-name="Normal" style:list-style-name="LFO11" style:family="paragraph"/>
    <style:style style:name="P119" style:parent-style-name="Normal" style:list-style-name="LFO11" style:family="paragraph"/>
    <style:style style:name="P120" style:parent-style-name="Normal" style:family="paragraph">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P122" style:parent-style-name="Normal" style:list-style-name="LFO12" style:family="paragraph"/>
    <style:style style:name="P123" style:parent-style-name="Normal" style:list-style-name="LFO12" style:family="paragraph"/>
    <style:style style:name="P124" style:parent-style-name="Normal" style:list-style-name="LFO12" style:family="paragraph"/>
    <style:style style:name="P125" style:parent-style-name="Normal" style:list-style-name="LFO12" style:family="paragraph"/>
    <style:style style:name="P126" style:parent-style-name="Normal" style:family="paragraph">
      <style:text-properties fo:font-weight="bold" style:font-weight-asian="bold" style:font-weight-complex="bold"/>
    </style:style>
    <style:style style:name="P127" style:parent-style-name="Normal" style:family="paragraph">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Normal" style:list-style-name="LFO13" style:family="paragraph"/>
    <style:style style:name="P130" style:parent-style-name="Normal" style:list-style-name="LFO13" style:family="paragraph"/>
    <style:style style:name="P131" style:parent-style-name="Normal" style:list-style-name="LFO13" style:family="paragraph"/>
    <style:style style:name="T132" style:parent-style-name="DefaultParagraphFont" style:family="text">
      <style:text-properties fo:font-weight="bold" style:font-weight-asian="bold" style:font-weight-complex="bold"/>
    </style:style>
    <style:style style:name="P133" style:parent-style-name="Normal" style:list-style-name="LFO14" style:family="paragraph"/>
    <style:style style:name="P134" style:parent-style-name="Normal" style:list-style-name="LFO14" style:family="paragraph"/>
    <style:style style:name="P135" style:parent-style-name="Normal" style:list-style-name="LFO14" style:family="paragraph"/>
    <style:style style:name="T136" style:parent-style-name="DefaultParagraphFont" style:family="text">
      <style:text-properties fo:font-weight="bold" style:font-weight-asian="bold" style:font-weight-complex="bold"/>
    </style:style>
    <style:style style:name="P137" style:parent-style-name="Normal" style:family="paragraph">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P139" style:parent-style-name="Normal" style:list-style-name="LFO15" style:family="paragraph"/>
    <style:style style:name="P140" style:parent-style-name="Normal" style:list-style-name="LFO15" style:family="paragraph"/>
    <style:style style:name="P141" style:parent-style-name="Normal" style:list-style-name="LFO15" style:family="paragraph"/>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P146" style:parent-style-name="Normal" style:list-style-name="LFO16" style:family="paragraph"/>
    <style:style style:name="P147" style:parent-style-name="Normal" style:list-style-name="LFO16" style:family="paragraph"/>
    <style:style style:name="P148" style:parent-style-name="Normal" style:list-style-name="LFO16" style:family="paragraph"/>
    <style:style style:name="T149" style:parent-style-name="DefaultParagraphFont" style:family="text">
      <style:text-properties fo:font-weight="bold" style:font-weight-asian="bold" style:font-weight-complex="bold"/>
    </style:style>
    <style:style style:name="P150" style:parent-style-name="Normal" style:list-style-name="LFO17" style:family="paragraph"/>
    <style:style style:name="P151" style:parent-style-name="Normal" style:list-style-name="LFO17" style:family="paragraph"/>
    <style:style style:name="P152" style:parent-style-name="Normal" style:list-style-name="LFO17" style:family="paragraph"/>
    <style:style style:name="T153" style:parent-style-name="DefaultParagraphFont" style:family="text">
      <style:text-properties fo:font-weight="bold" style:font-weight-asian="bold" style:font-weight-complex="bold"/>
    </style:style>
    <style:style style:name="P154" style:parent-style-name="Normal" style:family="paragraph">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P156" style:parent-style-name="Normal" style:list-style-name="LFO18" style:family="paragraph"/>
    <style:style style:name="P157" style:parent-style-name="Normal" style:list-style-name="LFO18" style:family="paragraph"/>
    <style:style style:name="P158" style:parent-style-name="Normal" style:list-style-name="LFO18" style:family="paragraph"/>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P163" style:parent-style-name="Normal" style:list-style-name="LFO19" style:family="paragraph"/>
    <style:style style:name="P164" style:parent-style-name="Normal" style:list-style-name="LFO19" style:family="paragraph"/>
    <style:style style:name="P165" style:parent-style-name="Normal" style:list-style-name="LFO19" style:family="paragraph"/>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P168" style:parent-style-name="Normal" style:family="paragraph">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P170" style:parent-style-name="Normal" style:list-style-name="LFO20" style:family="paragraph"/>
    <style:style style:name="P171" style:parent-style-name="Normal" style:list-style-name="LFO20" style:family="paragraph"/>
    <style:style style:name="P172" style:parent-style-name="Normal" style:list-style-name="LFO20" style:family="paragraph"/>
    <style:style style:name="T173" style:parent-style-name="DefaultParagraphFont" style:family="text">
      <style:text-properties fo:font-weight="bold" style:font-weight-asian="bold" style:font-weight-complex="bold"/>
    </style:style>
    <style:style style:name="P174" style:parent-style-name="Normal" style:list-style-name="LFO21" style:family="paragraph"/>
    <style:style style:name="P175" style:parent-style-name="Normal" style:list-style-name="LFO21" style:family="paragraph"/>
    <style:style style:name="P176" style:parent-style-name="Normal" style:list-style-name="LFO21" style:family="paragraph"/>
    <style:style style:name="T177" style:parent-style-name="DefaultParagraphFon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P180" style:parent-style-name="Normal" style:list-style-name="LFO22" style:family="paragraph"/>
    <style:style style:name="P181" style:parent-style-name="Normal" style:list-style-name="LFO22" style:family="paragraph"/>
    <style:style style:name="P182" style:parent-style-name="Normal" style:list-style-name="LFO22" style:family="paragraph"/>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P185" style:parent-style-name="Normal" style:family="paragraph">
      <style:text-properties fo:font-weight="bold" style:font-weight-asian="bold" style:font-weight-complex="bold"/>
    </style:style>
    <style:style style:name="P186" style:parent-style-name="Normal" style:family="paragraph">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P188" style:parent-style-name="Normal" style:list-style-name="LFO23" style:family="paragraph"/>
    <style:style style:name="P189" style:parent-style-name="Normal" style:list-style-name="LFO23" style:family="paragraph"/>
    <style:style style:name="P190" style:parent-style-name="Normal" style:list-style-name="LFO23" style:family="paragraph"/>
    <style:style style:name="P191" style:parent-style-name="Normal" style:list-style-name="LFO23" style:family="paragraph"/>
    <style:style style:name="T192" style:parent-style-name="DefaultParagraphFont" style:family="text">
      <style:text-properties fo:font-weight="bold" style:font-weight-asian="bold" style:font-weight-complex="bold"/>
    </style:style>
    <style:style style:name="P193" style:parent-style-name="Normal" style:family="paragraph">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Normal" style:family="paragraph">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P198" style:parent-style-name="Normal" style:list-style-name="LFO24" style:family="paragraph"/>
    <style:style style:name="P199" style:parent-style-name="Normal" style:list-style-name="LFO24" style:family="paragraph"/>
    <style:style style:name="P200" style:parent-style-name="Normal" style:list-style-name="LFO24" style:family="paragraph"/>
    <style:style style:name="T201" style:parent-style-name="DefaultParagraphFont" style:family="text">
      <style:text-properties fo:font-weight="bold" style:font-weight-asian="bold" style:font-weight-complex="bold"/>
    </style:style>
    <style:style style:name="P202" style:parent-style-name="Normal" style:family="paragraph">
      <style:text-properties fo:font-weight="bold" style:font-weight-asian="bold" style:font-weight-complex="bold"/>
    </style:style>
    <style:style style:name="P203" style:parent-style-name="Normal" style:family="paragraph">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P210" style:parent-style-name="Normal" style:family="paragraph">
      <style:text-properties fo:font-weight="bold" style:font-weight-asian="bold" style:font-weight-complex="bold"/>
    </style:style>
    <style:style style:name="P211" style:parent-style-name="Normal" style:list-style-name="LFO25" style:family="paragraph"/>
    <style:style style:name="P212" style:parent-style-name="Normal" style:list-style-name="LFO25" style:family="paragraph"/>
    <style:style style:name="P213" style:parent-style-name="Normal" style:list-style-name="LFO25" style:family="paragraph"/>
    <style:style style:name="P214" style:parent-style-name="Normal" style:list-style-name="LFO25" style:family="paragraph"/>
    <style:style style:name="P215" style:parent-style-name="Normal" style:family="paragraph">
      <style:text-properties fo:font-weight="bold" style:font-weight-asian="bold" style:font-weight-complex="bold"/>
    </style:style>
    <style:style style:name="P216" style:parent-style-name="Normal" style:family="paragraph">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P219" style:parent-style-name="Normal" style:family="paragraph">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Normal" style:family="paragraph">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P224" style:parent-style-name="Normal" style:family="paragraph">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P226" style:parent-style-name="Normal" style:list-style-name="LFO26" style:family="paragraph"/>
    <style:style style:name="T227" style:parent-style-name="DefaultParagraphFont" style:family="text">
      <style:text-properties fo:font-weight="bold" style:font-weight-asian="bold" style:font-weight-complex="bold"/>
    </style:style>
    <style:style style:name="P228" style:parent-style-name="Normal" style:list-style-name="LFO26" style:family="paragraph"/>
    <style:style style:name="T229" style:parent-style-name="DefaultParagraphFont" style:family="text">
      <style:text-properties fo:font-weight="bold" style:font-weight-asian="bold" style:font-weight-complex="bold"/>
    </style:style>
    <style:style style:name="P230" style:parent-style-name="Normal" style:list-style-name="LFO26" style:family="paragraph"/>
    <style:style style:name="T231" style:parent-style-name="DefaultParagraphFont" style:family="text">
      <style:text-properties fo:font-weight="bold" style:font-weight-asian="bold" style:font-weight-complex="bold"/>
    </style:style>
    <style:style style:name="P232" style:parent-style-name="Normal" style:family="paragraph">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P237" style:parent-style-name="Normal" style:family="paragraph">
      <style:text-properties fo:font-weight="bold" style:font-weight-asian="bold" style:font-weight-complex="bold"/>
    </style:style>
    <style:style style:name="P238" style:parent-style-name="Normal" style:family="paragraph">
      <style:text-properties fo:font-weight="bold" style:font-weight-asian="bold" style:font-weight-complex="bold"/>
    </style:style>
    <style:style style:name="P239" style:parent-style-name="Normal" style:family="paragraph">
      <style:text-properties fo:font-weight="bold" style:font-weight-asian="bold" style:font-weight-complex="bold"/>
    </style:style>
    <style:style style:name="P240" style:parent-style-name="Normal" style:family="paragraph">
      <style:text-properties fo:font-weight="bold" style:font-weight-asian="bold" style:font-weight-complex="bold"/>
    </style:style>
    <style:style style:name="P241" style:parent-style-name="Normal" style:family="paragraph">
      <style:text-properties fo:font-weight="bold" style:font-weight-asian="bold" style:font-weight-complex="bold"/>
    </style:style>
    <style:style style:name="P242" style:parent-style-name="Normal" style:family="paragraph">
      <style:text-properties fo:font-weight="bold" style:font-weight-asian="bold" style:font-weight-complex="bold"/>
    </style:style>
    <style:style style:name="P243" style:parent-style-name="Normal" style:family="paragraph">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Normal" style:list-style-name="LFO27" style:family="paragraph"/>
    <style:style style:name="P246" style:parent-style-name="Normal" style:list-style-name="LFO27" style:family="paragraph"/>
    <style:style style:name="P247" style:parent-style-name="Normal" style:list-style-name="LFO27" style:family="paragraph"/>
    <style:style style:name="P248" style:parent-style-name="Normal" style:list-style-name="LFO27" style:family="paragraph"/>
    <style:style style:name="T249" style:parent-style-name="DefaultParagraphFont" style:family="text">
      <style:text-properties fo:font-weight="bold" style:font-weight-asian="bold" style:font-weight-complex="bold"/>
    </style:style>
    <style:style style:name="P250" style:parent-style-name="Normal" style:family="paragraph">
      <style:text-properties fo:font-weight="bold" style:font-weight-asian="bold" style:font-weight-complex="bold"/>
    </style:style>
    <style:style style:name="TableColumn252" style:family="table-column">
      <style:table-column-properties style:column-width="1.2583in"/>
    </style:style>
    <style:style style:name="TableColumn253" style:family="table-column">
      <style:table-column-properties style:column-width="0.9493in"/>
    </style:style>
    <style:style style:name="TableColumn254" style:family="table-column">
      <style:table-column-properties style:column-width="1.9041in"/>
    </style:style>
    <style:style style:name="TableColumn255" style:family="table-column">
      <style:table-column-properties style:column-width="2.3881in"/>
    </style:style>
    <style:style style:name="Table251" style:family="table">
      <style:table-properties style:width="6.5in" fo:margin-left="0in" table:align="left"/>
    </style:style>
    <style:style style:name="TableRow256" style:family="table-row">
      <style:table-row-properties/>
    </style:style>
    <style:style style:name="TableCell257" style:family="table-cell">
      <style:table-cell-properties fo:border="none" style:writing-mode="lr-tb" style:vertical-align="middle" fo:padding-top="0.0104in" fo:padding-left="0.0104in" fo:padding-bottom="0.0104in" fo:padding-right="0.0104in"/>
    </style:style>
    <style:style style:name="P258" style:parent-style-name="Normal" style:family="paragraph">
      <style:text-properties fo:font-weight="bold" style:font-weight-asian="bold" style:font-weight-complex="bold"/>
    </style:style>
    <style:style style:name="TableCell259" style:family="table-cell">
      <style:table-cell-properties fo:border="none" style:writing-mode="lr-tb" style:vertical-align="middle" fo:padding-top="0.0104in" fo:padding-left="0.0104in" fo:padding-bottom="0.0104in" fo:padding-right="0.0104in"/>
    </style:style>
    <style:style style:name="P260" style:parent-style-name="Normal" style:family="paragraph">
      <style:text-properties fo:font-weight="bold" style:font-weight-asian="bold" style:font-weight-complex="bold"/>
    </style:style>
    <style:style style:name="TableCell261" style:family="table-cell">
      <style:table-cell-properties fo:border="none" style:writing-mode="lr-tb" style:vertical-align="middle" fo:padding-top="0.0104in" fo:padding-left="0.0104in" fo:padding-bottom="0.0104in" fo:padding-right="0.0104in"/>
    </style:style>
    <style:style style:name="P262" style:parent-style-name="Normal" style:family="paragraph">
      <style:text-properties fo:font-weight="bold" style:font-weight-asian="bold" style:font-weight-complex="bold"/>
    </style:style>
    <style:style style:name="TableCell263" style:family="table-cell">
      <style:table-cell-properties fo:border="none" style:writing-mode="lr-tb" style:vertical-align="middle" fo:padding-top="0.0104in" fo:padding-left="0.0104in" fo:padding-bottom="0.0104in" fo:padding-right="0.0104in"/>
    </style:style>
    <style:style style:name="P264" style:parent-style-name="Normal" style:family="paragraph">
      <style:text-properties fo:font-weight="bold" style:font-weight-asian="bold" style:font-weight-complex="bold"/>
    </style:style>
    <style:style style:name="TableRow265" style:family="table-row">
      <style:table-row-properties/>
    </style:style>
    <style:style style:name="TableCell266" style:family="table-cell">
      <style:table-cell-properties fo:border="none" style:writing-mode="lr-tb" style:vertical-align="middle" fo:padding-top="0.0104in" fo:padding-left="0.0104in" fo:padding-bottom="0.0104in" fo:padding-right="0.0104in"/>
    </style:style>
    <style:style style:name="TableCell267" style:family="table-cell">
      <style:table-cell-properties fo:border="none" style:writing-mode="lr-tb" style:vertical-align="middle" fo:padding-top="0.0104in" fo:padding-left="0.0104in" fo:padding-bottom="0.0104in" fo:padding-right="0.0104in"/>
    </style:style>
    <style:style style:name="TableCell268" style:family="table-cell">
      <style:table-cell-properties fo:border="none" style:writing-mode="lr-tb" style:vertical-align="middle" fo:padding-top="0.0104in" fo:padding-left="0.0104in" fo:padding-bottom="0.0104in" fo:padding-right="0.0104in"/>
    </style:style>
    <style:style style:name="TableCell269" style:family="table-cell">
      <style:table-cell-properties fo:border="none" style:writing-mode="lr-tb" style:vertical-align="middle" fo:padding-top="0.0104in" fo:padding-left="0.0104in" fo:padding-bottom="0.0104in" fo:padding-right="0.0104in"/>
    </style:style>
    <style:style style:name="TableRow270" style:family="table-row">
      <style:table-row-properties/>
    </style:style>
    <style:style style:name="TableCell271" style:family="table-cell">
      <style:table-cell-properties fo:border="none" style:writing-mode="lr-tb" style:vertical-align="middle" fo:padding-top="0.0104in" fo:padding-left="0.0104in" fo:padding-bottom="0.0104in" fo:padding-right="0.0104in"/>
    </style:style>
    <style:style style:name="TableCell272" style:family="table-cell">
      <style:table-cell-properties fo:border="none" style:writing-mode="lr-tb" style:vertical-align="middle" fo:padding-top="0.0104in" fo:padding-left="0.0104in" fo:padding-bottom="0.0104in" fo:padding-right="0.0104in"/>
    </style:style>
    <style:style style:name="TableCell273" style:family="table-cell">
      <style:table-cell-properties fo:border="none" style:writing-mode="lr-tb" style:vertical-align="middle" fo:padding-top="0.0104in" fo:padding-left="0.0104in" fo:padding-bottom="0.0104in" fo:padding-right="0.0104in"/>
    </style:style>
    <style:style style:name="TableCell274" style:family="table-cell">
      <style:table-cell-properties fo:border="none" style:writing-mode="lr-tb" style:vertical-align="middle" fo:padding-top="0.0104in" fo:padding-left="0.0104in" fo:padding-bottom="0.0104in" fo:padding-right="0.0104in"/>
    </style:style>
    <style:style style:name="TableRow275" style:family="table-row">
      <style:table-row-properties/>
    </style:style>
    <style:style style:name="TableCell276" style:family="table-cell">
      <style:table-cell-properties fo:border="none" style:writing-mode="lr-tb" style:vertical-align="middle" fo:padding-top="0.0104in" fo:padding-left="0.0104in" fo:padding-bottom="0.0104in" fo:padding-right="0.0104in"/>
    </style:style>
    <style:style style:name="TableCell277" style:family="table-cell">
      <style:table-cell-properties fo:border="none" style:writing-mode="lr-tb" style:vertical-align="middle" fo:padding-top="0.0104in" fo:padding-left="0.0104in" fo:padding-bottom="0.0104in" fo:padding-right="0.0104in"/>
    </style:style>
    <style:style style:name="TableCell278" style:family="table-cell">
      <style:table-cell-properties fo:border="none" style:writing-mode="lr-tb" style:vertical-align="middle" fo:padding-top="0.0104in" fo:padding-left="0.0104in" fo:padding-bottom="0.0104in" fo:padding-right="0.0104in"/>
    </style:style>
    <style:style style:name="TableCell279" style:family="table-cell">
      <style:table-cell-properties fo:border="none" style:writing-mode="lr-tb" style:vertical-align="middle" fo:padding-top="0.0104in" fo:padding-left="0.0104in" fo:padding-bottom="0.0104in" fo:padding-right="0.0104in"/>
    </style:style>
    <style:style style:name="TableRow280" style:family="table-row">
      <style:table-row-properties/>
    </style:style>
    <style:style style:name="TableCell281" style:family="table-cell">
      <style:table-cell-properties fo:border="none" style:writing-mode="lr-tb" style:vertical-align="middle" fo:padding-top="0.0104in" fo:padding-left="0.0104in" fo:padding-bottom="0.0104in" fo:padding-right="0.0104in"/>
    </style:style>
    <style:style style:name="TableCell282" style:family="table-cell">
      <style:table-cell-properties fo:border="none" style:writing-mode="lr-tb" style:vertical-align="middle" fo:padding-top="0.0104in" fo:padding-left="0.0104in" fo:padding-bottom="0.0104in" fo:padding-right="0.0104in"/>
    </style:style>
    <style:style style:name="TableCell283" style:family="table-cell">
      <style:table-cell-properties fo:border="none" style:writing-mode="lr-tb" style:vertical-align="middle" fo:padding-top="0.0104in" fo:padding-left="0.0104in" fo:padding-bottom="0.0104in" fo:padding-right="0.0104in"/>
    </style:style>
    <style:style style:name="TableCell284" style:family="table-cell">
      <style:table-cell-properties fo:border="none" style:writing-mode="lr-tb" style:vertical-align="middle" fo:padding-top="0.0104in" fo:padding-left="0.0104in" fo:padding-bottom="0.0104in" fo:padding-right="0.0104in"/>
    </style:style>
    <style:style style:name="TableRow285" style:family="table-row">
      <style:table-row-properties/>
    </style:style>
    <style:style style:name="TableCell286" style:family="table-cell">
      <style:table-cell-properties fo:border="none" style:writing-mode="lr-tb" style:vertical-align="middle" fo:padding-top="0.0104in" fo:padding-left="0.0104in" fo:padding-bottom="0.0104in" fo:padding-right="0.0104in"/>
    </style:style>
    <style:style style:name="TableCell287" style:family="table-cell">
      <style:table-cell-properties fo:border="none" style:writing-mode="lr-tb" style:vertical-align="middle" fo:padding-top="0.0104in" fo:padding-left="0.0104in" fo:padding-bottom="0.0104in" fo:padding-right="0.0104in"/>
    </style:style>
    <style:style style:name="TableCell288" style:family="table-cell">
      <style:table-cell-properties fo:border="none" style:writing-mode="lr-tb" style:vertical-align="middle" fo:padding-top="0.0104in" fo:padding-left="0.0104in" fo:padding-bottom="0.0104in" fo:padding-right="0.0104in"/>
    </style:style>
    <style:style style:name="TableCell289" style:family="table-cell">
      <style:table-cell-properties fo:border="none" style:writing-mode="lr-tb" style:vertical-align="middle" fo:padding-top="0.0104in" fo:padding-left="0.0104in" fo:padding-bottom="0.0104in" fo:padding-right="0.0104in"/>
    </style:style>
    <style:style style:name="TableRow290" style:family="table-row">
      <style:table-row-properties/>
    </style:style>
    <style:style style:name="TableCell291" style:family="table-cell">
      <style:table-cell-properties fo:border="none" style:writing-mode="lr-tb" style:vertical-align="middle" fo:padding-top="0.0104in" fo:padding-left="0.0104in" fo:padding-bottom="0.0104in" fo:padding-right="0.0104in"/>
    </style:style>
    <style:style style:name="TableCell292" style:family="table-cell">
      <style:table-cell-properties fo:border="none" style:writing-mode="lr-tb" style:vertical-align="middle" fo:padding-top="0.0104in" fo:padding-left="0.0104in" fo:padding-bottom="0.0104in" fo:padding-right="0.0104in"/>
    </style:style>
    <style:style style:name="TableCell293" style:family="table-cell">
      <style:table-cell-properties fo:border="none" style:writing-mode="lr-tb" style:vertical-align="middle" fo:padding-top="0.0104in" fo:padding-left="0.0104in" fo:padding-bottom="0.0104in" fo:padding-right="0.0104in"/>
    </style:style>
    <style:style style:name="TableCell294" style:family="table-cell">
      <style:table-cell-properties fo:border="none" style:writing-mode="lr-tb" style:vertical-align="middle" fo:padding-top="0.0104in" fo:padding-left="0.0104in" fo:padding-bottom="0.0104in" fo:padding-right="0.0104in"/>
    </style:style>
    <style:style style:name="P295" style:parent-style-name="Normal" style:family="paragraph">
      <style:text-properties fo:font-weight="bold" style:font-weight-asian="bold" style:font-weight-complex="bold"/>
    </style:style>
    <style:style style:name="T296" style:parent-style-name="DefaultParagraphFont" style:family="text">
      <style:text-properties fo:font-weight="bold" style:font-weight-asian="bold" style:font-weight-complex="bold"/>
    </style:style>
    <style:style style:name="T297" style:parent-style-name="DefaultParagraphFont" style:family="text">
      <style:text-properties fo:font-weight="bold" style:font-weight-asian="bold" style:font-weight-complex="bold"/>
    </style:style>
    <style:style style:name="P298" style:parent-style-name="Normal" style:family="paragraph">
      <style:text-properties fo:font-weight="bold" style:font-weight-asian="bold" style:font-weight-complex="bold"/>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style:font-name="MS Gothic" style:font-name-asian="MS Gothic" style:font-name-complex="MS Gothic"/>
    </style:style>
    <style:style style:name="T301" style:parent-style-name="DefaultParagraphFont" style:family="text">
      <style:text-properties style:font-name="Calibri" style:font-name-complex="Calibri"/>
    </style:style>
    <style:style style:name="T302" style:parent-style-name="DefaultParagraphFont" style:family="text">
      <style:text-properties style:font-name="MS Gothic" style:font-name-asian="MS Gothic" style:font-name-complex="MS Gothic"/>
    </style:style>
    <style:style style:name="T303" style:parent-style-name="DefaultParagraphFont" style:family="text">
      <style:text-properties style:font-name="Calibri" style:font-name-complex="Calibri"/>
    </style:style>
    <style:style style:name="T304" style:parent-style-name="DefaultParagraphFont" style:family="text">
      <style:text-properties style:font-name="MS Gothic" style:font-name-asian="MS Gothic" style:font-name-complex="MS Gothic"/>
    </style:style>
    <style:style style:name="T305" style:parent-style-name="DefaultParagraphFont" style:family="text">
      <style:text-properties style:font-name="Calibri" style:font-name-complex="Calibri"/>
    </style:style>
    <style:style style:name="T306" style:parent-style-name="DefaultParagraphFont" style:family="text">
      <style:text-properties fo:font-weight="bold" style:font-weight-asian="bold" style:font-weight-complex="bold"/>
    </style:style>
    <style:style style:name="P307" style:parent-style-name="Normal" style:family="paragraph">
      <style:text-properties fo:font-weight="bold" style:font-weight-asian="bold" style:font-weight-complex="bold"/>
    </style:style>
  </office:automatic-styles>
  <office:body>
    <office:text text:use-soft-page-breaks="true">
      <text:p text:style-name="P1">Experimental Methodology and Modeling</text:p>
      <text:p text:style-name="P2">3.1 Overview of the Audit-Based Experimental Approach</text:p>
      <text:p text:style-name="Normal">This research employs an audit-based experimental methodology to evaluate the implementation of Privacy by Design (PbD) principles in contemporary cloud computing platforms operating within surveillance capitalist economies. Rather than building new systems, we<text:s/>chose to<text:s/>systematically analyze existing platforms to measure the gap between stated privacy commitments and actual implementation practices.</text:p>
      <text:p text:style-name="Normal">This<text:s/>experimental framework is designed to answer the central research question:<text:s/><text:span text:style-name="T3">To what extent do major cloud service providers genuinely implement Privacy by Design principles, versus engaging in compliance theater while maintaining surveillance-optimized architectures?</text:span></text:p>
      <text:p text:style-name="P4">3.2 Theoretical Foundation and Mathematical Model</text:p>
      <text:p text:style-name="P5">3.2.1 Privacy by Design Principles as Measurable Constructs</text:p>
      <text:p text:style-name="Normal">We operationalize Cavoukian's seven foundational Privacy by Design principles into quantifiable metrics:</text:p>
      <table:table table:style-name="Table6">
        <table:table-columns>
          <table:table-column table:style-name="TableColumn7"/>
          <table:table-column table:style-name="TableColumn8"/>
          <table:table-column table:style-name="TableColumn9"/>
          <table:table-column table:style-name="TableColumn10"/>
        </table:table-columns>
        <table:table-header-rows>
          <table:table-row table:style-name="TableRow11">
            <table:table-cell table:style-name="TableCell12">
              <text:p text:style-name="P13">Principle</text:p>
            </table:table-cell>
            <table:table-cell table:style-name="TableCell14">
              <text:p text:style-name="P15">Symbol</text:p>
            </table:table-cell>
            <table:table-cell table:style-name="TableCell16">
              <text:p text:style-name="P17"><text:s text:c="2"/>Definition</text:p>
            </table:table-cell>
            <table:table-cell table:style-name="TableCell18">
              <text:p text:style-name="P19">Measurement Domain</text:p>
            </table:table-cell>
          </table:table-row>
        </table:table-header-rows>
        <table:table-row table:style-name="TableRow20">
          <table:table-cell table:style-name="TableCell21">
            <text:p text:style-name="Normal">Proactive not Reactive</text:p>
          </table:table-cell>
          <table:table-cell table:style-name="TableCell22">
            <text:p text:style-name="Normal">P₁</text:p>
          </table:table-cell>
          <table:table-cell table:style-name="TableCell23">
            <text:p text:style-name="Normal">Prevention before breach</text:p>
          </table:table-cell>
          <table:table-cell table:style-name="TableCell24">
            <text:p text:style-name="Normal">[0, 1]</text:p>
          </table:table-cell>
        </table:table-row>
        <table:table-row table:style-name="TableRow25">
          <table:table-cell table:style-name="TableCell26">
            <text:p text:style-name="Normal">Privacy as Default</text:p>
          </table:table-cell>
          <table:table-cell table:style-name="TableCell27">
            <text:p text:style-name="Normal">P₂</text:p>
          </table:table-cell>
          <table:table-cell table:style-name="TableCell28">
            <text:p text:style-name="Normal">No user action required</text:p>
          </table:table-cell>
          <table:table-cell table:style-name="TableCell29">
            <text:p text:style-name="Normal">[0, 1]</text:p>
          </table:table-cell>
        </table:table-row>
        <table:table-row table:style-name="TableRow30">
          <table:table-cell table:style-name="TableCell31">
            <text:p text:style-name="Normal">Privacy Embedded</text:p>
          </table:table-cell>
          <table:table-cell table:style-name="TableCell32">
            <text:p text:style-name="Normal">P₃</text:p>
          </table:table-cell>
          <table:table-cell table:style-name="TableCell33">
            <text:p text:style-name="Normal">Integral to system design</text:p>
          </table:table-cell>
          <table:table-cell table:style-name="TableCell34">
            <text:p text:style-name="Normal">[0, 1]</text:p>
          </table:table-cell>
        </table:table-row>
        <table:table-row table:style-name="TableRow35">
          <table:table-cell table:style-name="TableCell36">
            <text:p text:style-name="Normal">Full Functionality</text:p>
          </table:table-cell>
          <table:table-cell table:style-name="TableCell37">
            <text:p text:style-name="Normal">P₄</text:p>
          </table:table-cell>
          <table:table-cell table:style-name="TableCell38">
            <text:p text:style-name="Normal">Positive-sum, not zero-sum</text:p>
          </table:table-cell>
          <table:table-cell table:style-name="TableCell39">
            <text:p text:style-name="Normal">[0, 1]</text:p>
          </table:table-cell>
        </table:table-row>
        <table:table-row table:style-name="TableRow40">
          <table:table-cell table:style-name="TableCell41">
            <text:p text:style-name="Normal">End-to-End Security</text:p>
          </table:table-cell>
          <table:table-cell table:style-name="TableCell42">
            <text:p text:style-name="Normal">P₅</text:p>
          </table:table-cell>
          <table:table-cell table:style-name="TableCell43">
            <text:p text:style-name="Normal">Lifecycle protection</text:p>
          </table:table-cell>
          <table:table-cell table:style-name="TableCell44">
            <text:p text:style-name="Normal">[0, 1]</text:p>
          </table:table-cell>
        </table:table-row>
        <table:table-row table:style-name="TableRow45">
          <table:table-cell table:style-name="TableCell46">
            <text:p text:style-name="Normal">Visibility and Transparency</text:p>
          </table:table-cell>
          <table:table-cell table:style-name="TableCell47">
            <text:p text:style-name="Normal">P₆</text:p>
          </table:table-cell>
          <table:table-cell table:style-name="TableCell48">
            <text:p text:style-name="Normal">Verifiable operations</text:p>
          </table:table-cell>
          <table:table-cell table:style-name="TableCell49">
            <text:p text:style-name="Normal">[0, 1]</text:p>
          </table:table-cell>
        </table:table-row>
        <table:table-row table:style-name="TableRow50">
          <table:table-cell table:style-name="TableCell51">
            <text:p text:style-name="Normal">Respect for User Privacy</text:p>
          </table:table-cell>
          <table:table-cell table:style-name="TableCell52">
            <text:p text:style-name="Normal">P₇</text:p>
          </table:table-cell>
          <table:table-cell table:style-name="TableCell53">
            <text:p text:style-name="Normal">User-centric design</text:p>
          </table:table-cell>
          <table:table-cell table:style-name="TableCell54">
            <text:p text:style-name="Normal">[0, 1]</text:p>
          </table:table-cell>
        </table:table-row>
      </table:table>
      <text:p text:style-name="Normal">Each principle Pᵢ is scored on a continuous scale from 0 (complete absence) to 1 (full implementation).</text:p>
      <text:p text:style-name="P55">3.2.2 The Privacy by Design Implementation Score (PBDIS)</text:p>
      <text:p text:style-name="Normal">For a given system S, we define the<text:s/><text:span text:style-name="T56">Privacy by Design Implementation Score</text:span><text:s/>as:</text:p>
      <text:p text:style-name="Normal">PBDIS(S) = Σᵢ₌₁⁷ wᵢ · Pᵢ(S)</text:p>
      <text:p text:style-name="Normal">Where:</text:p>
      <text:list text:style-name="LFO1" text:continue-numbering="true">
        <text:list-item>
          <text:p text:style-name="P57">wᵢ represents the weight assigned to principle i</text:p>
        </text:list-item>
        <text:list-item>
          <text:p text:style-name="P58">Σwᵢ = 1 (weights sum to unity)</text:p>
        </text:list-item>
        <text:list-item>
          <text:p text:style-name="P59">Pᵢ(S)<text:s/><text:span text:style-name="T60">∈</text:span><text:s/>[0, 1] is the score for principle i in system S</text:p>
        </text:list-item>
      </text:list>
      <text:p text:style-name="Normal"><text:span text:style-name="T61">Default weighting strategy</text:span>: We employ equal weighting (wᵢ = 1/7 ≈ 0.143) in our baseline model to avoid introducing researcher bias. Alternative weighting schemes based on regulatory emphasis (e.g., GDPR Article 25 prioritizing P₂ and P₃) are explored in sensitivity analysis.</text:p>
      <text:p text:style-name="P62">3.2.3 Surveillance Capitalism Alignment Index (SCAI)</text:p>
      <text:p text:style-name="Normal">To measure the degree to which a system's architecture aligns with surveillance capitalist incentives, we define:</text:p>
      <text:p text:style-name="Normal">SCAI(S) = α·D(S) + β·R(S) + γ·M(S)</text:p>
      <text:p text:style-name="Normal">Where:</text:p>
      <text:list text:style-name="LFO2" text:continue-numbering="true">
        <text:list-item>
          <text:p text:style-name="P63"><text:span text:style-name="T64">D(S)</text:span>: Data Extraction Depth - volume and granularity of collected data</text:p>
        </text:list-item>
        <text:list-item>
          <text:p text:style-name="P65"><text:span text:style-name="T66">R(S)</text:span>: Retention Duration - length of data storage relative to service necessity</text:p>
        </text:list-item>
        <text:list-item>
          <text:p text:style-name="P67"><text:span text:style-name="T68">M(S)</text:span>: Monetization Intensity - degree of data commodification</text:p>
        </text:list-item>
        <text:list-item>
          <text:p text:style-name="P69">α + β + γ = 1 (with equal weighting: α = β = γ = 1/3)</text:p>
        </text:list-item>
      </text:list>
      <text:p text:style-name="Normal">Each component is normalized to [0, 1], where higher values indicate stronger alignment with surveillance capitalism.</text:p>
      <text:p text:style-name="P70">3.2.4 The Privacy-Surveillance Divergence Metric</text:p>
      <text:p text:style-name="Normal">The core hypothesis of this research is that systems with high SCAI will exhibit low PBDIS. We formalize this as:</text:p>
      <text:p text:style-name="Normal">PSD(S) = SCAI(S) - PBDIS(S)</text:p>
      <text:p text:style-name="Normal"><text:span text:style-name="T71">Privacy-Surveillance Divergence</text:span><text:s/>(PSD) ranges from -1 to +1:</text:p>
      <text:list text:style-name="LFO3" text:continue-numbering="true">
        <text:list-item>
          <text:p text:style-name="P72"><text:span text:style-name="T73">PSD &gt; 0</text:span>: System exhibits surveillance-optimized architecture despite PbD claims</text:p>
        </text:list-item>
        <text:list-item>
          <text:p text:style-name="P74"><text:span text:style-name="T75">PSD ≈ 0</text:span>: System achieves balance or has both low surveillance and low privacy</text:p>
        </text:list-item>
        <text:list-item>
          <text:p text:style-name="P76"><text:span text:style-name="T77">PSD &lt; 0</text:span>: System genuinely implements PbD with minimal surveillance characteristics</text:p>
        </text:list-item>
      </text:list>
      <text:p text:style-name="Normal"><text:span text:style-name="T78">Hypothesis</text:span>: For cloud platforms operating under surveillance capitalist business models, PSD &gt; 0.3, indicating substantial divergence from genuine Privacy by Design.</text:p>
      <text:p text:style-name="P79">3.3 Data Sources and Collection Methodology</text:p>
      <text:p text:style-name="P80">3.3.1 Primary Data Categories</text:p>
      <text:soft-page-break/>
      <text:p text:style-name="Normal">Our experimental framework utilizes four categories of data:</text:p>
      <text:p text:style-name="P81">Category 1: Policy Documentation</text:p>
      <text:list text:style-name="LFO4" text:continue-numbering="true">
        <text:list-item>
          <text:p text:style-name="P82">Privacy policies and terms of service</text:p>
        </text:list-item>
        <text:list-item>
          <text:p text:style-name="P83">Data processing agreements (DPAs)</text:p>
        </text:list-item>
        <text:list-item>
          <text:p text:style-name="P84">GDPR Article 30 records of processing activities</text:p>
        </text:list-item>
        <text:list-item>
          <text:p text:style-name="P85">California Consumer Privacy Act (CCPA) disclosures</text:p>
        </text:list-item>
        <text:list-item>
          <text:p text:style-name="P86">Transparency reports</text:p>
        </text:list-item>
      </text:list>
      <text:p text:style-name="Normal"><text:span text:style-name="T87">Collection method</text:span>: Automated web scraping with version control to track policy evolution over time.</text:p>
      <text:p text:style-name="P88">Category 2: Technical Architecture Documentation</text:p>
      <text:list text:style-name="LFO5" text:continue-numbering="true">
        <text:list-item>
          <text:p text:style-name="P89">System design whitepapers and technical documentation</text:p>
        </text:list-item>
        <text:list-item>
          <text:p text:style-name="P90">API documentation revealing data access patterns</text:p>
        </text:list-item>
        <text:list-item>
          <text:p text:style-name="P91">Security and compliance certifications (SOC 2, ISO 27001)</text:p>
        </text:list-item>
        <text:list-item>
          <text:p text:style-name="P92">Patent filings related to data processing methods</text:p>
        </text:list-item>
      </text:list>
      <text:p text:style-name="Normal"><text:span text:style-name="T93">Collection method</text:span>: Manual curation from public sources, supplemented by research databases (IEEE Xplore, ACM Digital Library).</text:p>
      <text:p text:style-name="P94">Category 3: User Interface and Experience Flows</text:p>
      <text:list text:style-name="LFO6" text:continue-numbering="true">
        <text:list-item>
          <text:p text:style-name="P95">Consent mechanisms and onboarding flows</text:p>
        </text:list-item>
        <text:list-item>
          <text:p text:style-name="P96">Privacy settings interfaces and default configurations</text:p>
        </text:list-item>
        <text:list-item>
          <text:p text:style-name="P97">Account deletion procedures</text:p>
        </text:list-item>
        <text:list-item>
          <text:p text:style-name="P98">Data export functionality (GDPR Article 20 compliance)</text:p>
        </text:list-item>
      </text:list>
      <text:p text:style-name="Normal"><text:span text:style-name="T99">Collection method</text:span>: Automated UI capture using Selenium WebDriver, creating timestamped screenshots and interaction logs.</text:p>
      <text:p text:style-name="P100">Category 4: Regulatory and Violation Data</text:p>
      <text:list text:style-name="LFO7" text:continue-numbering="true">
        <text:list-item>
          <text:p text:style-name="P101">GDPR enforcement decisions and fines</text:p>
        </text:list-item>
        <text:list-item>
          <text:p text:style-name="P102">FTC consent decrees and complaints</text:p>
        </text:list-item>
        <text:list-item>
          <text:p text:style-name="P103">Data breach notifications and incident reports</text:p>
        </text:list-item>
        <text:list-item>
          <text:p text:style-name="P104">Civil litigation records related to privacy violations</text:p>
        </text:list-item>
      </text:list>
      <text:p text:style-name="Normal"><text:span text:style-name="T105">Collection method</text:span>: Aggregation from official regulatory databases (EDPB, FTC) and legal case databases.</text:p>
      <text:p text:style-name="P106">3.3.2 Sample Selection</text:p>
      <text:p text:style-name="Normal">We employ<text:s/><text:span text:style-name="T107">purposive sampling</text:span><text:s/>to select cloud service providers representing different business model archetypes:</text:p>
      <text:p text:style-name="Normal"><text:span text:style-name="T108">Stratum 1: Advertising-Funded Platforms</text:span></text:p>
      <text:list text:style-name="LFO8" text:continue-numbering="true">
        <text:list-item>
          <text:p text:style-name="P109">Google Workspace (Gmail, Drive, Calendar)</text:p>
        </text:list-item>
        <text:list-item>
          <text:p text:style-name="P110">Justification: Prototypical surveillance capitalist model</text:p>
        </text:list-item>
      </text:list>
      <text:p text:style-name="Normal"><text:span text:style-name="T111">Stratum 2: Subscription-Based Enterprise Platforms</text:span></text:p>
      <text:list text:style-name="LFO9" text:continue-numbering="true">
        <text:list-item>
          <text:p text:style-name="P112">Microsoft 365 (OneDrive, Outlook, Teams)</text:p>
        </text:list-item>
        <text:list-item>
          <text:p text:style-name="P113">Justification: Hybrid model with enterprise and consumer segments</text:p>
        </text:list-item>
      </text:list>
      <text:p text:style-name="Normal"><text:span text:style-name="T114">Stratum 3: Privacy-First Alternative Platforms</text:span></text:p>
      <text:list text:style-name="LFO10" text:continue-numbering="true">
        <text:list-item>
          <text:p text:style-name="P115">ProtonMail/ProtonDrive</text:p>
        </text:list-item>
        <text:list-item>
          <text:p text:style-name="P116">Justification: Privacy as market differentiator</text:p>
        </text:list-item>
      </text:list>
      <text:p text:style-name="Normal"><text:span text:style-name="T117">Stratum 4: Infrastructure-as-a-Service</text:span></text:p>
      <text:list text:style-name="LFO11" text:continue-numbering="true">
        <text:list-item>
          <text:p text:style-name="P118">Amazon Web Services (AWS S3, EC2)</text:p>
        </text:list-item>
        <text:list-item>
          <text:p text:style-name="P119">Justification: Shared responsibility model complicates PbD attribution</text:p>
        </text:list-item>
      </text:list>
      <text:p text:style-name="Normal">This stratified approach enables comparative analysis across business model types.</text:p>
      <text:p text:style-name="P120">3.3.3 Temporal Scope</text:p>
      <text:p text:style-name="Normal">Data collection spans<text:s/><text:span text:style-name="T121">January 2020 to December 2024</text:span>, covering:</text:p>
      <text:list text:style-name="LFO12" text:continue-numbering="true">
        <text:list-item>
          <text:p text:style-name="P122">Pre-GDPR enforcement (baseline)</text:p>
        </text:list-item>
        <text:list-item>
          <text:p text:style-name="P123">Post-GDPR enforcement evolution</text:p>
        </text:list-item>
        <text:list-item>
          <text:p text:style-name="P124">COVID-19 pandemic acceleration of cloud adoption</text:p>
        </text:list-item>
        <text:list-item>
          <text:p text:style-name="P125">Recent developments in AI-driven data processing</text:p>
        </text:list-item>
      </text:list>
      <text:p text:style-name="P126">3.4 Operationalizing the Privacy by Design Principles</text:p>
      <text:p text:style-name="Normal">Each principle Pᵢ requires specific indicators and measurement procedures:</text:p>
      <text:soft-page-break/>
      <text:p text:style-name="P127">3.4.1 P₁: Proactive not Reactive</text:p>
      <text:p text:style-name="Normal"><text:span text:style-name="T128">Indicators</text:span>:</text:p>
      <text:list text:style-name="LFO13" text:continue-numbering="true">
        <text:list-item>
          <text:p text:style-name="P129">Existence of Privacy Impact Assessments (PIAs) before service launch</text:p>
        </text:list-item>
        <text:list-item>
          <text:p text:style-name="P130">Documented security-by-design processes</text:p>
        </text:list-item>
        <text:list-item>
          <text:p text:style-name="P131">Incident response preparedness versus post-breach reactive measures</text:p>
        </text:list-item>
      </text:list>
      <text:p text:style-name="Normal"><text:span text:style-name="T132">Scoring rubric</text:span>:</text:p>
      <text:p text:style-name="Normal">P₁(S) = 0.4·PIA(S) + 0.3·SBD(S) + 0.3·IR(S)</text:p>
      <text:p text:style-name="Normal">Where:</text:p>
      <text:list text:style-name="LFO14" text:continue-numbering="true">
        <text:list-item>
          <text:p text:style-name="P133">PIA(S) = 1 if public PIAs available, 0 otherwise</text:p>
        </text:list-item>
        <text:list-item>
          <text:p text:style-name="P134">SBD(S) = scored 0-1 based on documented design practices</text:p>
        </text:list-item>
        <text:list-item>
          <text:p text:style-name="P135">IR(S) = 1 if proactive controls exceed reactive measures, 0 otherwise</text:p>
        </text:list-item>
      </text:list>
      <text:p text:style-name="Normal"><text:span text:style-name="T136">Data extraction</text:span>: Analyze technical documentation and compliance reports for evidence of proactive privacy engineering.</text:p>
      <text:p text:style-name="P137">3.4.2 P₂: Privacy as Default</text:p>
      <text:p text:style-name="Normal"><text:span text:style-name="T138">Indicators</text:span>:</text:p>
      <text:list text:style-name="LFO15" text:continue-numbering="true">
        <text:list-item>
          <text:p text:style-name="P139">Default privacy settings configuration (restrictive vs. permissive)</text:p>
        </text:list-item>
        <text:list-item>
          <text:p text:style-name="P140">Opt-in versus opt-out data collection mechanisms</text:p>
        </text:list-item>
        <text:list-item>
          <text:p text:style-name="P141">Automatic data minimization without user intervention</text:p>
        </text:list-item>
      </text:list>
      <text:p text:style-name="Normal"><text:span text:style-name="T142">Scoring rubric</text:span>:</text:p>
      <text:p text:style-name="Normal">P₂(S) = (N_restrictive / N_total)</text:p>
      <text:p text:style-name="Normal">Where N_restrictive is the number of privacy-protective default settings out of N_total privacy-relevant configuration options.</text:p>
      <text:p text:style-name="Normal"><text:span text:style-name="T143">Data extraction</text:span>: Automated analysis of default account settings upon creation, using fresh accounts created via Selenium.</text:p>
      <text:p text:style-name="P144">3.4.3 P₃: Privacy Embedded in Design</text:p>
      <text:p text:style-name="Normal"><text:span text:style-name="T145">Indicators</text:span>:</text:p>
      <text:list text:style-name="LFO16" text:continue-numbering="true">
        <text:list-item>
          <text:p text:style-name="P146">Technical architecture features: encryption at rest/in transit, data segmentation</text:p>
        </text:list-item>
        <text:list-item>
          <text:p text:style-name="P147">Absence of surveillance-enabling infrastructure (e.g., cross-service tracking)</text:p>
        </text:list-item>
        <text:list-item>
          <text:p text:style-name="P148">Implementation of privacy-enhancing technologies (differential privacy, federated learning)</text:p>
        </text:list-item>
      </text:list>
      <text:p text:style-name="Normal"><text:span text:style-name="T149">Scoring rubric</text:span>:</text:p>
      <text:p text:style-name="Normal">P₃(S) = 0.35·ENC(S) + 0.35·MIN(S) + 0.30·PET(S)</text:p>
      <text:p text:style-name="Normal">Where:</text:p>
      <text:list text:style-name="LFO17" text:continue-numbering="true">
        <text:list-item>
          <text:p text:style-name="P150">ENC(S): Encryption coverage score</text:p>
        </text:list-item>
        <text:list-item>
          <text:p text:style-name="P151">MIN(S): Data minimization implementation score</text:p>
        </text:list-item>
        <text:list-item>
          <text:p text:style-name="P152">PET(S): Privacy-enhancing technology adoption score</text:p>
        </text:list-item>
      </text:list>
      <text:p text:style-name="Normal"><text:span text:style-name="T153">Data extraction</text:span>: Technical documentation analysis, API behavior testing, patent filing review.</text:p>
      <text:p text:style-name="P154">3.4.4 P₄: Full Functionality (Positive-Sum)</text:p>
      <text:p text:style-name="Normal"><text:span text:style-name="T155">Indicators</text:span>:</text:p>
      <text:list text:style-name="LFO18" text:continue-numbering="true">
        <text:list-item>
          <text:p text:style-name="P156">Privacy protections do not degrade core service functionality</text:p>
        </text:list-item>
        <text:list-item>
          <text:p text:style-name="P157">Availability of privacy-preserving alternatives for key features</text:p>
        </text:list-item>
        <text:list-item>
          <text:p text:style-name="P158">User testimonials regarding functionality versus privacy tradeoffs</text:p>
        </text:list-item>
      </text:list>
      <text:p text:style-name="Normal"><text:span text:style-name="T159">Scoring rubric</text:span>:</text:p>
      <text:p text:style-name="Normal">P₄(S) = 1 - (F_degradation / F_total)</text:p>
      <text:p text:style-name="Normal">Where F_degradation represents features that become unavailable or limited when privacy protections are maximized.</text:p>
      <text:p text:style-name="Normal"><text:span text:style-name="T160">Data extraction</text:span>: Comparative testing of service functionality under maximum privacy settings versus default settings.</text:p>
      <text:p text:style-name="P161">3.4.5 P₅: End-to-End Security</text:p>
      <text:p text:style-name="Normal"><text:span text:style-name="T162">Indicators</text:span>:</text:p>
      <text:list text:style-name="LFO19" text:continue-numbering="true">
        <text:list-item>
          <text:p text:style-name="P163">Data lifecycle protection (collection, processing, storage, sharing, deletion)</text:p>
        </text:list-item>
        <text:list-item>
          <text:p text:style-name="P164">Encryption in transit and at rest</text:p>
        </text:list-item>
        <text:list-item>
          <text:p text:style-name="P165">Secure deletion capabilities and verification</text:p>
        </text:list-item>
      </text:list>
      <text:p text:style-name="Normal"><text:span text:style-name="T166">Scoring rubric</text:span>:</text:p>
      <text:soft-page-break/>
      <text:p text:style-name="Normal">P₅(S) = (1/5)·Σⱼ₌₁⁵ Lⱼ(S)</text:p>
      <text:p text:style-name="Normal">Where Lⱼ represents protection at each lifecycle stage: collection, processing, storage, sharing, deletion.</text:p>
      <text:p text:style-name="Normal"><text:span text:style-name="T167">Data extraction</text:span>: Security audit reports, technical documentation, deletion request testing.</text:p>
      <text:p text:style-name="P168">3.4.6 P₆: Visibility and Transparency</text:p>
      <text:p text:style-name="Normal"><text:span text:style-name="T169">Indicators</text:span>:</text:p>
      <text:list text:style-name="LFO20" text:continue-numbering="true">
        <text:list-item>
          <text:p text:style-name="P170">Clarity and comprehensibility of privacy policies (Flesch-Kincaid readability)</text:p>
        </text:list-item>
        <text:list-item>
          <text:p text:style-name="P171">Granularity of data access logs provided to users</text:p>
        </text:list-item>
        <text:list-item>
          <text:p text:style-name="P172">Transparency regarding third-party data sharing</text:p>
        </text:list-item>
      </text:list>
      <text:p text:style-name="Normal"><text:span text:style-name="T173">Scoring rubric</text:span>:</text:p>
      <text:p text:style-name="Normal">P₆(S) = 0.33·READ(S) + 0.33·LOG(S) + 0.34·THIRD(S)</text:p>
      <text:p text:style-name="Normal">Where:</text:p>
      <text:list text:style-name="LFO21" text:continue-numbering="true">
        <text:list-item>
          <text:p text:style-name="P174">READ(S): Readability score (inverse of reading grade level, normalized)</text:p>
        </text:list-item>
        <text:list-item>
          <text:p text:style-name="P175">LOG(S): Completeness of user-accessible activity logs</text:p>
        </text:list-item>
        <text:list-item>
          <text:p text:style-name="P176">THIRD(S): Transparency of third-party data sharing disclosures</text:p>
        </text:list-item>
      </text:list>
      <text:p text:style-name="Normal"><text:span text:style-name="T177">Data extraction</text:span>: Natural language processing of privacy policies, user dashboard analysis.</text:p>
      <text:p text:style-name="P178">3.4.7 P₇: Respect for User Privacy</text:p>
      <text:p text:style-name="Normal"><text:span text:style-name="T179">Indicators</text:span>:</text:p>
      <text:list text:style-name="LFO22" text:continue-numbering="true">
        <text:list-item>
          <text:p text:style-name="P180">Absence of dark patterns in consent flows</text:p>
        </text:list-item>
        <text:list-item>
          <text:p text:style-name="P181">Ease of privacy rights exercise (access, deletion, portability)</text:p>
        </text:list-item>
        <text:list-item>
          <text:p text:style-name="P182">Respect for user preferences without coercive nudging</text:p>
        </text:list-item>
      </text:list>
      <text:p text:style-name="Normal"><text:span text:style-name="T183">Scoring rubric</text:span>:</text:p>
      <text:p text:style-name="Normal">P₇(S) = 1 - DP(S)</text:p>
      <text:p text:style-name="Normal">Where DP(S) is the dark pattern intensity score (0 = none detected, 1 = pervasive manipulation).</text:p>
      <text:p text:style-name="Normal"><text:span text:style-name="T184">Data extraction</text:span>: UI flow analysis using established dark pattern taxonomies (Mathur et al., 2019; Gray et al., 2018).</text:p>
      <text:p text:style-name="P185">3.5 Operationalizing the Surveillance Capitalism Alignment Index</text:p>
      <text:soft-page-break/>
      <text:p text:style-name="P186">3.5.1 D(S): Data Extraction Depth</text:p>
      <text:p text:style-name="Normal"><text:span text:style-name="T187">Measurement approach</text:span>:</text:p>
      <text:p text:style-name="Normal">D(S) = (V_collected / V_necessary) · (G_actual / G_minimal)</text:p>
      <text:p text:style-name="Normal">Where:</text:p>
      <text:list text:style-name="LFO23" text:continue-numbering="true">
        <text:list-item>
          <text:p text:style-name="P188">V_collected: Volume of data collected</text:p>
        </text:list-item>
        <text:list-item>
          <text:p text:style-name="P189">V_necessary: Volume required for core service functionality</text:p>
        </text:list-item>
        <text:list-item>
          <text:p text:style-name="P190">G_actual: Granularity of collected data</text:p>
        </text:list-item>
        <text:list-item>
          <text:p text:style-name="P191">G_minimal: Minimal granularity for service delivery</text:p>
        </text:list-item>
      </text:list>
      <text:p text:style-name="Normal"><text:span text:style-name="T192">Data extraction</text:span>: Privacy policy analysis, data export request analysis (GDPR Article 15).</text:p>
      <text:p text:style-name="P193">3.5.2 R(S): Retention Duration</text:p>
      <text:p text:style-name="Normal"><text:span text:style-name="T194">Measurement approach</text:span>:</text:p>
      <text:p text:style-name="Normal">R(S) = (T_actual / T_necessary) - 1</text:p>
      <text:p text:style-name="Normal">Where retention duration exceeding necessity is normalized. R(S) = 0 for minimal retention, increases with unnecessary retention.</text:p>
      <text:p text:style-name="Normal"><text:span text:style-name="T195">Data extraction</text:span>: Privacy policy retention schedules, transparency reports.</text:p>
      <text:p text:style-name="P196">3.5.3 M(S): Monetization Intensity</text:p>
      <text:p text:style-name="Normal"><text:span text:style-name="T197">Measurement approach</text:span>:</text:p>
      <text:p text:style-name="Normal">M(S) = (R_data / R_total) · T(S)</text:p>
      <text:p text:style-name="Normal">Where:</text:p>
      <text:list text:style-name="LFO24" text:continue-numbering="true">
        <text:list-item>
          <text:p text:style-name="P198">R_data: Revenue attributable to data monetization</text:p>
        </text:list-item>
        <text:list-item>
          <text:p text:style-name="P199">R_total: Total revenue</text:p>
        </text:list-item>
        <text:list-item>
          <text:p text:style-name="P200">T(S): Number of third-party data sharing relationships (normalized)</text:p>
        </text:list-item>
      </text:list>
      <text:p text:style-name="Normal"><text:span text:style-name="T201">Data extraction</text:span>: Financial disclosures, advertising network integrations, third-party tracking analysis.</text:p>
      <text:p text:style-name="P202">3.6 Validation Strategy</text:p>
      <text:p text:style-name="P203">3.6.1 Internal Consistency Validation</text:p>
      <text:soft-page-break/>
      <text:p text:style-name="Normal"><text:span text:style-name="T204">Inter-rater reliability</text:span>: Multiple independent coders score a subset (20%) of systems. Cohen's Kappa coefficient must exceed 0.80 for acceptable agreement.</text:p>
      <text:p text:style-name="Normal"><text:span text:style-name="T205">Construct validity</text:span>: Principal Component Analysis (PCA) to verify that the seven PbD principles load onto a coherent privacy protection factor.</text:p>
      <text:p text:style-name="P206">3.6.2 External Criterion Validation</text:p>
      <text:p text:style-name="Normal">Our model's validity is assessed by correlating PBDIS and SCAI scores with external criteria:</text:p>
      <text:p text:style-name="Normal"><text:span text:style-name="T207">Criterion 1: Regulatory Violations</text:span><text:s/>Hypothesis: PBDIS should be negatively correlated with GDPR fines and violations.</text:p>
      <text:p text:style-name="Normal"><text:span text:style-name="T208">Criterion 2: Expert Assessments</text:span><text:s/>Hypothesis: Our scores should correlate with independent privacy audits (e.g., Mozilla's Privacy Not Included, Electronic Frontier Foundation ratings).</text:p>
      <text:p text:style-name="Normal"><text:span text:style-name="T209">Criterion 3: Predictive Validity</text:span><text:s/>Hypothesis: Low PBDIS and high SCAI should predict future privacy incidents and regulatory actions.</text:p>
      <text:p text:style-name="P210">3.6.3 Sensitivity Analysis</text:p>
      <text:p text:style-name="Normal">We conduct sensitivity analysis by:</text:p>
      <text:list text:style-name="LFO25" text:continue-numbering="true">
        <text:list-item>
          <text:p text:style-name="P211">Varying principle weights (wᵢ) to test robustness</text:p>
        </text:list-item>
        <text:list-item>
          <text:p text:style-name="P212">Adjusting SCAI component weights (α, β, γ)</text:p>
        </text:list-item>
        <text:list-item>
          <text:p text:style-name="P213">Testing with subset of indicators per principle</text:p>
        </text:list-item>
        <text:list-item>
          <text:p text:style-name="P214">Comparing results across different time periods</text:p>
        </text:list-item>
      </text:list>
      <text:p text:style-name="P215">3.7 Comparative Baseline: Existing Privacy Assessment Frameworks</text:p>
      <text:p text:style-name="Normal">Our approach innovates beyond existing frameworks:</text:p>
      <text:p text:style-name="P216">3.7.1 Comparison with LINDDUN</text:p>
      <text:p text:style-name="Normal"><text:span text:style-name="T217">LINDDUN</text:span><text:s/>(Privacy threat modeling) focuses on technical threat identification.</text:p>
      <text:p text:style-name="Normal"><text:span text:style-name="T218">Our advantage</text:span>: We explicitly incorporate economic incentives and behavioral manipulation (dark patterns), which LINDDUN does not address.</text:p>
      <text:p text:style-name="P219">3.7.2 Comparison with ISO 29100</text:p>
      <text:p text:style-name="Normal"><text:span text:style-name="T220">ISO 29100</text:span><text:s/>(Privacy framework) provides high-level principles.</text:p>
      <text:p text:style-name="Normal"><text:span text:style-name="T221">Our advantage</text:span>: We operationalize principles into quantifiable metrics and measure divergence from stated commitments, while ISO provides no measurement methodology.</text:p>
      <text:soft-page-break/>
      <text:p text:style-name="P222">3.7.3 Comparison with Privacy Indices (e.g., Westin Privacy Index)</text:p>
      <text:p text:style-name="Normal">Existing indices measure user attitudes and behaviors.</text:p>
      <text:p text:style-name="Normal"><text:span text:style-name="T223">Our advantage</text:span>: We measure system-level implementation rather than user perceptions, enabling architectural analysis.</text:p>
      <text:p text:style-name="P224">3.7.4 Expected Improvements</text:p>
      <text:p text:style-name="Normal">Our PSD metric uniquely captures the<text:s/><text:span text:style-name="T225">hypocrisy gap</text:span><text:s/>between privacy rhetoric and surveillance reality. We expect to demonstrate:</text:p>
      <text:list text:style-name="LFO26" text:continue-numbering="true">
        <text:list-item>
          <text:p text:style-name="P226"><text:span text:style-name="T227">Greater sensitivity</text:span><text:s/>to surveillance capitalism dynamics than technical-only frameworks</text:p>
        </text:list-item>
        <text:list-item>
          <text:p text:style-name="P228"><text:span text:style-name="T229">Predictive power</text:span><text:s/>for regulatory violations that existing frameworks lack</text:p>
        </text:list-item>
        <text:list-item>
          <text:p text:style-name="P230"><text:span text:style-name="T231">Actionable insights</text:span><text:s/>for identifying specific PbD principle failures rather than binary pass/fail assessments</text:p>
        </text:list-item>
      </text:list>
      <text:p text:style-name="P232">3.8 Experimental Hypotheses</text:p>
      <text:p text:style-name="Normal"><text:span text:style-name="T233">H1 (Primary)</text:span>: Cloud platforms with advertising-based business models will exhibit significantly higher PSD scores (PSD &gt; 0.3) than subscription-based or privacy-first alternatives (PSD &lt; 0.1).</text:p>
      <text:p text:style-name="Normal"><text:span text:style-name="T234">H2 (Temporal)</text:span>: PSD scores for major platforms have not significantly improved post-GDPR (2018-2024), indicating compliance theater rather than substantive architectural reform.</text:p>
      <text:p text:style-name="Normal"><text:span text:style-name="T235">H3 (Principle-Specific)</text:span>: P₂ (Privacy as Default) and P₇ (Respect for User Privacy) will show the largest deficits in surveillance capitalist platforms, as these directly conflict with user engagement optimization.</text:p>
      <text:p text:style-name="Normal"><text:span text:style-name="T236">H4 (Validation)</text:span>: PBDIS scores will demonstrate significant negative correlation (r &lt; -0.6) with GDPR enforcement actions and fines.</text:p>
      <text:p text:style-name="P237">3.9 Limitations and Boundary Conditions</text:p>
      <text:p text:style-name="P238">3.9.1 Access Limitations</text:p>
      <text:p text:style-name="Normal">We cannot access internal system architectures or proprietary algorithms. Our analysis is limited to publicly observable behaviors and documentation.</text:p>
      <text:p text:style-name="P239">3.9.2 Dynamic Nature of Systems</text:p>
      <text:p text:style-name="Normal">Cloud platforms continuously evolve. Our measurements represent snapshots in time, though longitudinal tracking mitigates this.</text:p>
      <text:p text:style-name="P240">3.9.3 Scoring Subjectivity</text:p>
      <text:soft-page-break/>
      <text:p text:style-name="Normal">While we employ rigorous rubrics and inter-rater reliability testing, some qualitative judgment is unavoidable in translating principles to scores.</text:p>
      <text:p text:style-name="P241">3.9.4 Business Model Complexity</text:p>
      <text:p text:style-name="Normal">Some platforms have hybrid business models that complicate SCAI measurement (e.g., Microsoft's enterprise vs. consumer segments).</text:p>
      <text:p text:style-name="P242">3.10 Technical Implementation Considerations</text:p>
      <text:p text:style-name="P243">3.10.1 Programming Languages and Frameworks</text:p>
      <text:p text:style-name="Normal"><text:span text:style-name="T244">Python 3.11+</text:span><text:s/>selected for:</text:p>
      <text:list text:style-name="LFO27" text:continue-numbering="true">
        <text:list-item>
          <text:p text:style-name="P245">Extensive libraries for web scraping (Beautiful Soup, Scrapy)</text:p>
        </text:list-item>
        <text:list-item>
          <text:p text:style-name="P246">Natural language processing capabilities (spaCy, NLTK)</text:p>
        </text:list-item>
        <text:list-item>
          <text:p text:style-name="P247">Statistical analysis tools (pandas, NumPy, SciPy)</text:p>
        </text:list-item>
        <text:list-item>
          <text:p text:style-name="P248">Visualization libraries (Matplotlib, Seaborn, Plotly)</text:p>
        </text:list-item>
      </text:list>
      <text:p text:style-name="Normal"><text:span text:style-name="T249">Alternative considered</text:span>: R (rejected due to weaker web automation capabilities)</text:p>
      <text:p text:style-name="P250">3.10.2 Key Libraries</text:p>
      <table:table table:style-name="Table251">
        <table:table-columns>
          <table:table-column table:style-name="TableColumn252"/>
          <table:table-column table:style-name="TableColumn253"/>
          <table:table-column table:style-name="TableColumn254"/>
          <table:table-column table:style-name="TableColumn255"/>
        </table:table-columns>
        <table:table-header-rows>
          <table:table-row table:style-name="TableRow256">
            <table:table-cell table:style-name="TableCell257">
              <text:p text:style-name="P258">Purpose</text:p>
            </table:table-cell>
            <table:table-cell table:style-name="TableCell259">
              <text:p text:style-name="P260">Chosen Library</text:p>
            </table:table-cell>
            <table:table-cell table:style-name="TableCell261">
              <text:p text:style-name="P262">Justification</text:p>
            </table:table-cell>
            <table:table-cell table:style-name="TableCell263">
              <text:p text:style-name="P264">Alternatives Considered</text:p>
            </table:table-cell>
          </table:table-row>
        </table:table-header-rows>
        <table:table-row table:style-name="TableRow265">
          <table:table-cell table:style-name="TableCell266">
            <text:p text:style-name="Normal">Web scraping</text:p>
          </table:table-cell>
          <table:table-cell table:style-name="TableCell267">
            <text:p text:style-name="Normal">Scrapy</text:p>
          </table:table-cell>
          <table:table-cell table:style-name="TableCell268">
            <text:p text:style-name="Normal">Scalability, robots.txt respect</text:p>
          </table:table-cell>
          <table:table-cell table:style-name="TableCell269">
            <text:p text:style-name="Normal">Beautiful Soup (simpler but less scalable)</text:p>
          </table:table-cell>
        </table:table-row>
        <table:table-row table:style-name="TableRow270">
          <table:table-cell table:style-name="TableCell271">
            <text:p text:style-name="Normal">Browser automation</text:p>
          </table:table-cell>
          <table:table-cell table:style-name="TableCell272">
            <text:p text:style-name="Normal">Selenium</text:p>
          </table:table-cell>
          <table:table-cell table:style-name="TableCell273">
            <text:p text:style-name="Normal">UI interaction capture</text:p>
          </table:table-cell>
          <table:table-cell table:style-name="TableCell274">
            <text:p text:style-name="Normal">Puppeteer (Node.js dependency)</text:p>
          </table:table-cell>
        </table:table-row>
        <table:table-row table:style-name="TableRow275">
          <table:table-cell table:style-name="TableCell276">
            <text:p text:style-name="Normal">NLP</text:p>
          </table:table-cell>
          <table:table-cell table:style-name="TableCell277">
            <text:p text:style-name="Normal">spaCy</text:p>
          </table:table-cell>
          <table:table-cell table:style-name="TableCell278">
            <text:p text:style-name="Normal">Performance, accuracy</text:p>
          </table:table-cell>
          <table:table-cell table:style-name="TableCell279">
            <text:p text:style-name="Normal">NLTK (slower), Transformers (overkill)</text:p>
          </table:table-cell>
        </table:table-row>
        <table:table-row table:style-name="TableRow280">
          <table:table-cell table:style-name="TableCell281">
            <text:p text:style-name="Normal">Data analysis</text:p>
          </table:table-cell>
          <table:table-cell table:style-name="TableCell282">
            <text:p text:style-name="Normal">pandas</text:p>
          </table:table-cell>
          <table:table-cell table:style-name="TableCell283">
            <text:p text:style-name="Normal">Industry standard</text:p>
          </table:table-cell>
          <table:table-cell table:style-name="TableCell284">
            <text:p text:style-name="Normal">Polars (newer, less mature)</text:p>
          </table:table-cell>
        </table:table-row>
        <table:table-row table:style-name="TableRow285">
          <table:table-cell table:style-name="TableCell286">
            <text:p text:style-name="Normal">Statistical testing</text:p>
          </table:table-cell>
          <table:table-cell table:style-name="TableCell287">
            <text:p text:style-name="Normal">SciPy</text:p>
          </table:table-cell>
          <table:table-cell table:style-name="TableCell288">
            <text:p text:style-name="Normal">Comprehensive</text:p>
          </table:table-cell>
          <table:table-cell table:style-name="TableCell289">
            <text:p text:style-name="Normal">statsmodels (more specialized)</text:p>
          </table:table-cell>
        </table:table-row>
        <table:table-row table:style-name="TableRow290">
          <table:table-cell table:style-name="TableCell291">
            <text:p text:style-name="Normal">Version control</text:p>
          </table:table-cell>
          <table:table-cell table:style-name="TableCell292">
            <text:p text:style-name="Normal">Git/GitHub</text:p>
          </table:table-cell>
          <table:table-cell table:style-name="TableCell293">
            <text:p text:style-name="Normal">Industry standard, collaboration</text:p>
          </table:table-cell>
          <table:table-cell table:style-name="TableCell294">
            <text:p text:style-name="Normal">GitLab, Bitbucket</text:p>
          </table:table-cell>
        </table:table-row>
      </table:table>
      <text:p text:style-name="P295">3.10.3 Data Storage Architecture</text:p>
      <text:p text:style-name="Normal"><text:span text:style-name="T296">PostgreSQL database</text:span><text:s/>with schema:</text:p>
      <text:soft-page-break/>
      <text:p text:style-name="Normal">- systems (id, name, business_model, collection_date)</text:p>
      <text:p text:style-name="Normal">- principles (id, system_id, principle, score, evidence)</text:p>
      <text:p text:style-name="Normal">- scai_components (id, system_id, component, value, source)</text:p>
      <text:p text:style-name="Normal">- policy_versions (id, system_id, version_date, content_hash, full_text)</text:p>
      <text:p text:style-name="Normal">- ui_captures (id, system_id, capture_date, screenshot_path, interaction_log)</text:p>
      <text:p text:style-name="Normal"><text:span text:style-name="T297">Alternative considered</text:span>: NoSQL (MongoDB) - rejected due to need for relational queries across time series data.</text:p>
      <text:p text:style-name="P298">3.10.4 Reproducibility Infrastructure</text:p>
      <text:p text:style-name="Normal"><text:span text:style-name="T299">Docker containers</text:span><text:s/>ensure reproducible environment:</text:p>
      <text:p text:style-name="Normal">privacy-audit/</text:p>
      <text:p text:style-name="Normal"><text:span text:style-name="T300">├</text:span><text:span text:style-name="T301">──</text:span><text:s/>docker-compose.yml</text:p>
      <text:p text:style-name="Normal"><text:span text:style-name="T302">├</text:span><text:span text:style-name="T303">──</text:span><text:s/>Dockerfile</text:p>
      <text:p text:style-name="Normal"><text:span text:style-name="T304">├</text:span><text:span text:style-name="T305">──</text:span><text:s/>requirements.txt</text:p>
      <text:p text:style-name="Normal">└── src/</text:p>
      <text:p text:style-name="Normal"><text:span text:style-name="T306">Continuous Integration</text:span>: GitHub Actions for automated testing on each commit.</text:p>
      <text:p text:style-name="P307">3.11 Summary</text:p>
      <text:p text:style-name="Normal">This experimental methodology transforms the abstract Privacy by Design principles into a rigorous, quantifiable audit framework. By introducing the PBDIS, SCAI, and PSD metrics, we create a measurement apparatus capable of detecting the gap between privacy rhetoric and surveillance reality.</text:p>
      <text:p text:style-name="Normal">The approach advances beyond existing privacy assessment frameworks by explicitly incorporating economic incentives and behavioral manipulation into the evaluation model. Our validation strategy, comparative baseline, and sensitivity analysis ensure robustness and credibility of findings.</text:p>
      <text:p text:style-name="Normal">The next chapter presents a case study applying this methodology to a pilot dataset, demonstrating the practical implementation and initial insights from the framewor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RIA FLORESCU</meta:initial-creator>
    <dc:creator>DARIA FLORESCU</dc:creator>
    <meta:creation-date>2025-11-11T17:47:00Z</meta:creation-date>
    <dc:date>2025-11-11T18:26:00Z</dc:date>
    <meta:template xlink:href="Normal.dotm" xlink:type="simple"/>
    <meta:editing-cycles>1</meta:editing-cycles>
    <meta:editing-duration>PT1380S</meta:editing-duration>
    <meta:document-statistic meta:page-count="12" meta:paragraph-count="34" meta:word-count="2575" meta:character-count="17221" meta:row-count="122" meta:non-whitespace-character-count="14680"/>
  </office:meta>
</office:document-meta>
</file>